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58585" officeooo:paragraph-rsid="00158585" style:font-size-asian="14pt" style:font-weight-asian="bold" style:font-size-complex="16pt" style:font-weight-complex="bold"/>
    </style:style>
    <style:style style:name="P2" style:family="paragraph" style:parent-style-name="Standard" style:master-page-name="Standard">
      <style:paragraph-properties style:page-number="auto"/>
      <style:text-properties fo:font-size="16pt" fo:font-weight="bold" officeooo:rsid="00158585" officeooo:paragraph-rsid="00158585" style:font-size-asian="14pt" style:font-weight-asian="bold" style:font-size-complex="16pt" style:font-weight-complex="bold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T1" style:family="text">
      <style:text-properties officeooo:rsid="00158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as en standby</text:p>
      <text:p text:style-name="Standard">Notificaciones profesor a estudiante según el curso (consultar otras ideas con profes que beneficien al estudiante).</text:p>
      <text:p text:style-name="P1">Ideas por desarrollar</text:p>
      <text:h text:style-name="Heading_20_1" text:outline-level="1">Menú de repostería</text:h>
      <text:p text:style-name="Standard">El estudiante requiere ver las opciones de repostería disponibles para ir en su compra.</text:p>
      <text:list xml:id="list3263076936" text:style-name="WWNum1">
        <text:list-item>
          <text:p text:style-name="P3">El estudiante requiere ver si hay existencias de cada producto para evitar viajes innecesarios.</text:p>
        </text:list-item>
        <text:list-item>
          <text:p text:style-name="P3">El estudiante requiere ver el precio de cada elemento para calcular el presupuesto a gastar.</text:p>
        </text:list-item>
        <text:list-item>
          <text:p text:style-name="P3">El estudiante requiere ver la imagen de cada producto para analizar si le apetece el producto.</text:p>
        </text:list-item>
        <text:list-item>
          <text:p text:style-name="P3">El estudiante requiere ver los ingredientes del producto para evitar productos que afecten negativamente su salud.</text:p>
        </text:list-item>
      </text:list>
      <text:p text:style-name="Standard">El miembro ASEIC requiere agregar y modificar los datos del menú de repostería para actualizarlos cuando entren nuevos productos.</text:p>
      <text:list xml:id="list3693993321" text:style-name="WWNum2">
        <text:list-item>
          <text:p text:style-name="P4">El miembro ASEIC requiere modificar la cantidad de existencias de cada producto para que el estudiante tenga presente si existe o no el producto deseado.</text:p>
        </text:list-item>
        <text:list-item>
          <text:p text:style-name="P4">El miembro ASEIC requiere modificar el precio del producto para que el estudiante tenga presente el valor más reciente del producto deseado.</text:p>
        </text:list-item>
        <text:list-item>
          <text:p text:style-name="P4">El miembro ASEIC requiere modificar la imagen de cada producto para que el estudiante tenga presente la apariencia del producto deseado.</text:p>
        </text:list-item>
        <text:list-item>
          <text:p text:style-name="P4">El miembro ASEIC requiere modificar los ingredientes de cada producto para que el estudiante considere si el consumo del producto deseado no es perjudicial para él.</text:p>
        </text:list-item>
      </text:list>
      <text:h text:style-name="Heading_20_1" text:outline-level="1">Indicador si la asocia está abierta</text:h>
      <text:p text:style-name="Standard">El usuario requiere un indicador que marque si la asocia está abierta en caso de que la asocia se mantenga abierta fuera de horario.</text:p>
      <text:h text:style-name="Heading_20_1" text:outline-level="1">Buzón de sugerencias</text:h>
      <text:p text:style-name="Standard">El estudiante requiere dar sugerencias a los programadores para mejorar el Bot en funcionalidades, velocidad<text:bookmark text:name="_GoBack"/>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s" fo:country="C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</meta:initial-creator>
    <meta:editing-cycles>2</meta:editing-cycles>
    <meta:creation-date>2019-04-28T01:27:00</meta:creation-date>
    <dc:date>2019-05-22T16:09:46.564581486</dc:date>
    <meta:editing-duration>PT15H41M13S</meta:editing-duration>
    <meta:generator>LibreOffice/6.0.7.3$Linux_X86_64 LibreOffice_project/00m0$Build-3</meta:generator>
    <meta:document-statistic meta:table-count="0" meta:image-count="0" meta:object-count="0" meta:page-count="1" meta:paragraph-count="18" meta:word-count="270" meta:character-count="1692" meta:non-whitespace-character-count="14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